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93b21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2b58d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32b58d"/>
    </style:style>
    <style:style style:name="P6" style:family="paragraph" style:parent-style-name="Standard">
      <style:text-properties style:font-name="FreeSans1" officeooo:rsid="003d839a" officeooo:paragraph-rsid="004850e3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BetecknaLowerCase1" officeooo:rsid="001290e9" officeooo:paragraph-rsid="003dc9e8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44c0a"/>
    </style:style>
    <style:style style:name="P1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text-properties style:font-name="FreeSans1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3" style:family="text">
      <style:text-properties fo:font-size="10pt" officeooo:rsid="0032b58d" style:font-size-asian="10pt" style:font-size-complex="10pt"/>
    </style:style>
    <style:style style:name="T4" style:family="text">
      <style:text-properties officeooo:rsid="003981cb"/>
    </style:style>
    <style:style style:name="T5" style:family="text">
      <style:text-properties style:font-name="Liberation Sans" officeooo:rsid="003be8c2" style:font-size-complex="10pt"/>
    </style:style>
    <style:style style:name="T6" style:family="text">
      <style:text-properties style:font-name="Liberation Sans" officeooo:rsid="003c63c5" style:font-size-complex="10pt"/>
    </style:style>
    <style:style style:name="T7" style:family="text">
      <style:text-properties style:font-name="Liberation Sans" fo:font-size="48pt" officeooo:rsid="0032b58d" style:font-size-asian="48pt" style:font-size-complex="48pt"/>
    </style:style>
    <style:style style:name="T8" style:family="text">
      <style:text-properties style:font-name="Liberation Sans" fo:font-size="48pt" officeooo:rsid="003d839a" style:font-size-asian="48pt" style:font-size-complex="48pt"/>
    </style:style>
    <style:style style:name="T9" style:family="text">
      <style:text-properties style:font-name="Liberation Sans" fo:font-size="48pt" officeooo:rsid="00403f71" style:font-size-asian="48pt" style:font-size-complex="48pt"/>
    </style:style>
    <style:style style:name="T10" style:family="text">
      <style:text-properties style:font-name="Liberation Sans" officeooo:rsid="003dc9e8" style:font-size-complex="6pt"/>
    </style:style>
    <style:style style:name="T11" style:family="text">
      <style:text-properties style:font-name="Liberation Sans" officeooo:rsid="003f723a" style:font-size-complex="6pt"/>
    </style:style>
    <style:style style:name="T12" style:family="text">
      <style:text-properties fo:color="#ffffff" officeooo:rsid="003dc9e8" style:font-size-complex="6pt"/>
    </style:style>
    <style:style style:name="T13" style:family="text">
      <style:text-properties fo:color="#ffffff" officeooo:rsid="003dc9e8" fo:background-color="transparent" loext:char-shading-value="0" style:font-size-complex="6pt"/>
    </style:style>
    <style:style style:name="T14" style:family="text">
      <style:text-properties fo:font-size="12pt" officeooo:rsid="0015d803" style:font-size-asian="12pt" style:font-size-complex="12pt"/>
    </style:style>
    <style:style style:name="T15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6" style:family="text">
      <style:text-properties fo:font-size="12pt" officeooo:rsid="00403f71" style:font-name-asian="Droid Sans Fallback" style:font-size-asian="12pt" style:font-name-complex="FreeSans2" style:font-size-complex="12pt"/>
    </style:style>
    <style:style style:name="T17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18" style:family="text">
      <style:text-properties fo:font-size="12pt" officeooo:rsid="00454a37" style:font-name-asian="Droid Sans Fallback" style:font-size-asian="12pt" style:font-name-complex="FreeSans2" style:font-size-complex="12pt"/>
    </style:style>
    <style:style style:name="T19" style:family="text">
      <style:text-properties fo:font-size="12pt" officeooo:rsid="00468b01" style:font-name-asian="Droid Sans Fallback" style:font-size-asian="12pt" style:font-name-complex="FreeSans2" style:font-size-complex="12pt"/>
    </style:style>
    <style:style style:name="T20" style:family="text">
      <style:text-properties fo:font-size="12pt" officeooo:rsid="004850e3" style:font-name-asian="Droid Sans Fallback" style:font-size-asian="12pt" style:font-name-complex="FreeSans2" style:font-size-complex="12pt"/>
    </style:style>
    <style:style style:name="T21" style:family="text">
      <style:text-properties style:use-window-font-color="true" style:font-name="Liberation Sans" officeooo:rsid="003dc9e8" fo:background-color="transparent" loext:char-shading-value="0" style:font-size-complex="6pt"/>
    </style:style>
    <style:style style:name="T22" style:family="text">
      <style:text-properties style:use-window-font-color="true" style:font-name="Liberation Sans" officeooo:rsid="003f723a" fo:background-color="transparent" loext:char-shading-value="0" style:font-size-complex="6pt"/>
    </style:style>
    <style:style style:name="T23" style:family="text">
      <style:text-properties officeooo:rsid="001f5956"/>
    </style:style>
    <style:style style:name="T24" style:family="text">
      <style:text-properties style:font-name="BetecknaLowerCase1" fo:font-size="96pt" style:font-size-asian="96pt" style:font-size-complex="96pt"/>
    </style:style>
    <style:style style:name="T2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305cm" svg:stroke-color="#000000" draw:marker-start-width="0.81cm" draw:marker-end-width="0.81cm" draw:fill="solid" draw:fill-color="#000000" draw:textarea-horizontal-align="center" draw:textarea-vertical-align="middle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345cm" svg:height="6.111cm" svg:x="15.203cm" svg:y="1.579cm">
        <draw:text-box>
          <text:p><text:span text:style-name="T24">J</text:span></text:p>
        </draw:text-box>
      </draw:frame>
      <draw:frame text:anchor-type="page" text:anchor-page-number="1" draw:z-index="1" draw:style-name="gr2" draw:text-style-name="P13" svg:width="0.237cm" svg:height="0.579cm" svg:x="17.969cm" svg:y="4.203cm">
        <draw:text-box>
          <text:p><text:span text:style-name="T25">2</text:span></text:p>
        </draw:text-box>
      </draw:frame>
      <draw:line text:anchor-type="page" text:anchor-page-number="1" draw:z-index="2" draw:style-name="gr3" draw:text-style-name="P14" svg:x1="17.723cm" svg:y1="3.618cm" svg:x2="17.732cm" svg:y2="5.248cm">
        <text:p/>
      </draw:line>
      <draw:line text:anchor-type="page" text:anchor-page-number="1" draw:z-index="4" draw:style-name="gr5" draw:text-style-name="P14" svg:x1="17.473cm" svg:y1="3.395cm" svg:x2="16.365cm" svg:y2="3.395cm">
        <text:p/>
      </draw:line>
      <draw:path text:anchor-type="page" text:anchor-page-number="1" draw:z-index="5" draw:style-name="gr6" draw:text-style-name="P14" svg:width="1.169cm" svg:height="1.543cm" draw:transform="rotate (-1.55351756720015) translate (17.7324632813638cm 5.24756791890016cm)" svg:viewBox="0 0 1170 1544" svg:d="M0 0c676-8 1500 492 1034 1544">
        <text:p/>
      </draw:path>
      <draw:frame text:anchor-type="page" text:anchor-page-number="1" draw:z-index="6" draw:style-name="gr2" draw:text-style-name="P13" svg:width="0.237cm" svg:height="0.579cm" svg:x="16.725cm" svg:y="2.697cm">
        <draw:text-box>
          <text:p><text:span text:style-name="T25">1</text:span></text:p>
        </draw:text-box>
      </draw:frame>
      <text:p text:style-name="P7">LATIN CAPITAL LETTER <text:span text:style-name="T4">J</text:span></text:p>
      <text:p text:style-name="P8">Das große <text:span text:style-name="T4">Jott</text:span></text:p>
      <text:p text:style-name="P3"/>
      <text:p text:style-name="P6"><draw:line text:anchor-type="paragraph" draw:z-index="3" draw:style-name="gr4" draw:text-style-name="P14" svg:x1="14.372cm" svg:y1="0.423cm" svg:x2="15.432cm" svg:y2="0.423cm"><text:p/></draw:line>Jacke<text:span text:style-name="T14"> </text:span><text:span text:style-name="T2">•</text:span><text:span text:style-name="T15"> </text:span><text:span text:style-name="T16">Jahr</text:span><text:span text:style-name="T17"> </text:span><text:span text:style-name="T2">•</text:span><text:span text:style-name="T15"> </text:span><text:span text:style-name="T18">Jugendlicher</text:span><text:span text:style-name="T17"> </text:span><text:span text:style-name="T2">•</text:span><text:span text:style-name="T15"> </text:span><text:span text:style-name="T19">Job</text:span><text:span text:style-name="T17"> </text:span><text:span text:style-name="T2">•</text:span><text:span text:style-name="T15"> </text:span><text:span text:style-name="T20">Juni</text:span></text:p>
      <text:p text:style-name="P4"><text:span text:style-name="Outline_5f_very_5f_large"><text:span text:style-name="T3"><text:s/></text:span></text:span><text:span text:style-name="Outline_5f_very_5f_large"><text:span text:style-name="T5">J</text:span></text:span><text:span text:style-name="Outline_5f_very_5f_large"><text:span text:style-name="T6">JJJJJJ</text:span></text:span></text:p>
      <text:p text:style-name="P5"><text:span text:style-name="Outline_5f_large"><text:span text:style-name="T9">JJJJJJJJJJJJJJJ</text:span></text:span><text:span text:style-name="Outline_5f_large"><text:span text:style-name="T7">J</text:span></text:span><text:span text:style-name="Outline_5f_large"><text:span text:style-name="T8">JJJJ</text:span></text:span></text:p>
      <text:p text:style-name="P9"><text:span text:style-name="Outline"><text:span text:style-name="T10">JJJJJJJJJJJJJJJJJJJJJJJJJJJJJJJJJJJJJJ</text:span></text:span><text:span text:style-name="Outline"><text:span text:style-name="T11">J</text:span></text:span><text:span text:style-name="Outline"><text:span text:style-name="T12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text:span text:style-name="Outline"><text:span text:style-name="T21">JJJJJJJJJJJJJJJJJJJJJJJJJJJJJJJJJJJJJJ</text:span></text:span><text:span text:style-name="Outline"><text:span text:style-name="T22">J</text:span></text:span><text:span text:style-name="Outline"><text:span text:style-name="T13">J</text:span></text:span></text:p>
      <text:p text:style-name="P10"><draw:line text:anchor-type="paragraph" draw:z-index="7" draw:style-name="gr7" draw:text-style-name="P15" svg:x1="0cm" svg:y1="0.319cm" svg:x2="17cm" svg:y2="0.319cm"><text:p/></draw:line><draw:line text:anchor-type="paragraph" draw:z-index="8" draw:style-name="gr7" draw:text-style-name="P15" svg:x1="0cm" svg:y1="0.72cm" svg:x2="17cm" svg:y2="0.72cm"><text:p/></draw:line><draw:line text:anchor-type="paragraph" draw:z-index="9" draw:style-name="gr7" draw:text-style-name="P15" svg:x1="0cm" svg:y1="0.921cm" svg:x2="17cm" svg:y2="0.921cm"><text:p/></draw:line><draw:line text:anchor-type="paragraph" draw:z-index="10" draw:style-name="gr7" draw:text-style-name="P15" svg:x1="0cm" svg:y1="0.52cm" svg:x2="17cm" svg:y2="0.52cm"><text:p/></draw:line><text:span text:style-name="Outline"><text:span text:style-name="T21">J</text:span></text:span><text:span text:style-name="Outline"><text:span text:style-name="T13">J</text:span></text:span></text:p>
      <text:p text:style-name="P10"><draw:line text:anchor-type="paragraph" draw:z-index="11" draw:style-name="gr7" draw:text-style-name="P15" svg:x1="0cm" svg:y1="0.319cm" svg:x2="17cm" svg:y2="0.319cm"><text:p/></draw:line><draw:line text:anchor-type="paragraph" draw:z-index="12" draw:style-name="gr7" draw:text-style-name="P15" svg:x1="0cm" svg:y1="0.921cm" svg:x2="17cm" svg:y2="0.921cm"><text:p/></draw:line><text:span text:style-name="Outline"><text:span text:style-name="T21">J</text:span></text:span><text:span text:style-name="Outline"><text:span text:style-name="T13">J</text:span></text:span></text:p>
      <text:p text:style-name="P1"/>
      <text:p text:style-name="P1"/>
      <text:p text:style-name="P1"/>
      <text:p text:style-name="P2"><text:span text:style-name="T1">©</text:span> Copyright 2016 Stephan Kreutzer, <text:span text:style-name="T2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5:48.588817014</dc:date>
    <dc:creator>Stephan Kreutzer</dc:creator>
    <meta:editing-duration>PT16H8M25S</meta:editing-duration>
    <meta:editing-cycles>67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0" meta:character-count="795" meta:non-whitespace-character-count="765"/>
  </office:meta>
</office:document-meta>
</file>